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74e9"/>
    </style:style>
    <style:style style:name="P2" style:family="paragraph" style:parent-style-name="Standard">
      <style:text-properties officeooo:rsid="0017ea7e" officeooo:paragraph-rsid="0017ea7e"/>
    </style:style>
    <style:style style:name="P3" style:family="paragraph" style:parent-style-name="Standard">
      <style:text-properties officeooo:rsid="00198688" officeooo:paragraph-rsid="00198688"/>
    </style:style>
    <style:style style:name="P4" style:family="paragraph" style:parent-style-name="Standard">
      <style:text-properties officeooo:rsid="001ab95a" officeooo:paragraph-rsid="001ab95a"/>
    </style:style>
    <style:style style:name="P5" style:family="paragraph" style:parent-style-name="Standard">
      <style:text-properties officeooo:rsid="001b4f1e" officeooo:paragraph-rsid="001b4f1e"/>
    </style:style>
    <style:style style:name="P6" style:family="paragraph" style:parent-style-name="Standard">
      <style:text-properties officeooo:rsid="001d2ce4" officeooo:paragraph-rsid="001d2ce4"/>
    </style:style>
    <style:style style:name="P7" style:family="paragraph" style:parent-style-name="Standard">
      <style:text-properties officeooo:rsid="001d6405" officeooo:paragraph-rsid="001d64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ndom melodic pitch when bouncing off walls (soft because it will be heard a lot)</text:p>
      <text:p text:style-name="P1">Slight screen shake for broken blocks &amp; ship damage</text:p>
      <text:p text:style-name="P1"/>
      <text:p text:style-name="P1">Paddle is a saucer? Alien exploring the world?</text:p>
      <text:p text:style-name="P1">Collecting parts to leave the planet</text:p>
      <text:p text:style-name="P1">Return to space to confront the bad guy</text:p>
      <text:p text:style-name="P1"/>
      <text:p text:style-name="P1">Co-op mode? Locked to half the screen like Breakout Recharged, each ship slightly smaller?</text:p>
      <text:p text:style-name="P1"/>
      <text:p text:style-name="P1">Health bar on ship, 3 hits &amp; it explodes?</text:p>
      <text:p text:style-name="P1"/>
      <text:p text:style-name="P1">Need 4 ship components to blast off? </text:p>
      <text:p text:style-name="P1"/>
      <text:p text:style-name="P1">Cute lil' green eyeball tentacle guy</text:p>
      <text:p text:style-name="P1">In ship pulling levers for back and forth</text:p>
      <text:p text:style-name="P1">If powerball hits bottom of screen, ship blown up from electricity?</text:p>
      <text:p text:style-name="P1"/>
      <text:p text:style-name="P1">Enemy that grabs ball, has an arrow appear for where they'll throw it very quickly</text:p>
      <text:p text:style-name="P1"/>
      <text:p text:style-name="P1">What is the purpose of breaking blocks? How does it help the lil' alien progress?</text:p>
      <text:p text:style-name="P1"/>
      <text:p text:style-name="P1"/>
      <text:p text:style-name="P1"/>
      <text:p text:style-name="P2">Branching paths by completing extra goals</text:p>
      <text:p text:style-name="P2"/>
      <text:p text:style-name="P2">Multiple stage levels that require going through locked doors / gated paths (don’t need to break all blocks?)</text:p>
      <text:p text:style-name="P2"/>
      <text:p text:style-name="P2">EX, Factory that needs 3 switches hit to open central door, once open ship flies up through to next part of level.</text:p>
      <text:p text:style-name="P2"/>
      <text:p text:style-name="P3">Start arrow pointing launch position like Yoshi’s Island back and forth. Also for magnet powerup</text:p>
      <text:p text:style-name="P3"/>
      <text:p text:style-name="P3"/>
      <text:p text:style-name="P4">Shouldn’t be able to pass through edges at start? Causes wonky ball problems!</text:p>
      <text:p text:style-name="P4"/>
      <text:p text:style-name="P5">Ball can get stuck in a corner! Have corner prevention if no motion after .1 second?</text:p>
      <text:p text:style-name="P5"/>
      <text:p text:style-name="P6">Weird edge reflection angle when chasing falling ball</text:p>
      <text:p text:style-name="P6"/>
      <text:p text:style-name="P7">The ball bouncing is still quite funky… Need to figure out why it’s feeling so weird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1T17:39:15.723000000</meta:creation-date>
    <dc:date>2023-11-11T23:51:57.938000000</dc:date>
    <meta:editing-duration>PT6H2M34S</meta:editing-duration>
    <meta:editing-cycles>6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21" meta:word-count="245" meta:character-count="1387" meta:non-whitespace-character-count="1162"/>
  </office:meta>
</office:document-meta>
</file>